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officeooo:rsid="0022eee8" officeooo:paragraph-rsid="0022eee8" fo:background-color="#ffff00"/>
    </style:style>
    <style:style style:name="P2" style:family="paragraph" style:parent-style-name="Standard">
      <style:text-properties officeooo:rsid="001d8eed" officeooo:paragraph-rsid="001d8eed"/>
    </style:style>
    <style:style style:name="P3" style:family="paragraph" style:parent-style-name="Standard">
      <style:text-properties officeooo:rsid="00274dcd" officeooo:paragraph-rsid="00274dcd"/>
    </style:style>
    <style:style style:name="P4" style:family="paragraph" style:parent-style-name="Frame_20_contents">
      <style:paragraph-properties fo:text-align="center" style:justify-single-word="false"/>
      <style:text-properties officeooo:paragraph-rsid="0022eee8"/>
    </style:style>
    <style:style style:name="P5" style:family="paragraph" style:parent-style-name="Frame_20_contents">
      <style:text-properties officeooo:paragraph-rsid="0023a779"/>
    </style:style>
    <style:style style:name="P6" style:family="paragraph" style:parent-style-name="Frame_20_contents">
      <style:text-properties officeooo:paragraph-rsid="002410c1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729fcf"/>
    </style:style>
    <style:style style:name="P10" style:family="paragraph">
      <loext:graphic-properties draw:fill="gradient" draw:fill-gradient-name="Present"/>
    </style:style>
    <style:style style:name="P11" style:family="paragraph">
      <loext:graphic-properties draw:fill="none"/>
    </style:style>
    <style:style style:name="T1" style:family="text">
      <style:text-properties officeooo:rsid="001e4e85"/>
    </style:style>
    <style:style style:name="T2" style:family="text">
      <style:text-properties fo:color="#ffffd7" loext:opacity="100%" officeooo:rsid="0022eee8"/>
    </style:style>
    <style:style style:name="T3" style:family="text">
      <style:text-properties officeooo:rsid="0023a779"/>
    </style:style>
    <style:style style:name="T4" style:family="text">
      <style:text-properties officeooo:rsid="002410c1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uble_20_Dash" svg:stroke-linecap="but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3346in" fo:min-width="0.3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="none" draw:fill-color="#729fcf" draw:textarea-horizontal-align="justify" draw:textarea-vertical-align="middle" draw:auto-grow-height="false" fo:min-height="0.728in" fo:min-width="1.1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="none" draw:fill-color="#729fcf" draw:textarea-horizontal-align="justify" draw:textarea-vertical-align="middle" draw:auto-grow-height="false" fo:min-height="0.6484in" fo:min-width="0.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="none" draw:fill-color="#729fcf" draw:textarea-horizontal-align="justify" draw:textarea-vertical-align="middle" draw:auto-grow-height="false" fo:min-height="0.5402in" fo:min-width="0.9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2555in" fo:min-width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="gradient" draw:fill-gradient-name="Present" draw:textarea-horizontal-align="justify" draw:textarea-vertical-align="middle" draw:auto-grow-height="false" fo:min-height="0.2744in" fo:min-width="3.4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6.2217in" fo:min-width="3.4917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4" draw:name="Shape 1" draw:style-name="gr10" draw:text-style-name="P11" svg:width="3.4921in" svg:height="6.2217in" svg:x="1.6008in" svg:y="0.3189in"><text:p/><draw:enhanced-geometry svg:viewBox="0 0 21600 21600" draw:type="rectangle" draw:enhanced-path="M 0 0 L 21600 0 21600 21600 0 21600 0 0 Z N"/></draw:custom-shape><text:span text:style-name="T1">Use Case</text:span> Diagram.</text:p>
      <text:p text:style-name="P2"><draw:frame draw:style-name="fr1" draw:name="Frame1" text:anchor-type="paragraph" svg:x="1.6008in" svg:y="0.1272in" svg:width="3.4945in" draw:z-index="8"><draw:text-box fo:min-height="0.2016in"><text:p text:style-name="P1"><draw:custom-shape text:anchor-type="paragraph" draw:z-index="8" draw:name="Shape 7" draw:style-name="gr9" draw:text-style-name="P10" svg:width="3.4906in" svg:height="0.2748in" svg:x="0.0035in" svg:y="0in"><text:p text:style-name="P4"><text:span text:style-name="T2">Mama Care Use Case Diagram</text:span></text:p><draw:enhanced-geometry svg:viewBox="0 0 21600 21600" draw:type="rectangle" draw:enhanced-path="M 0 0 L 21600 0 21600 21600 0 21600 0 0 Z N"/></draw:custom-shape></text:p></draw:text-box></draw:frame></text:p>
      <text:p text:style-name="P2"><draw:custom-shape text:anchor-type="paragraph" draw:z-index="10" draw:name="Shape 2" draw:style-name="gr8" draw:text-style-name="P7" svg:width="0.3598in" svg:height="0.3598in" svg:x="0.1835in" svg:y="0.1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11" draw:name="Shape 3" draw:style-name="gr4" svg:width="0.6634in" svg:height="1.0039in" svg:x="0.0154in" svg:y="0.283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13" draw:name="Line 1" draw:style-name="gr1" draw:text-style-name="P7" svg:x1="-0.1008in" svg:y1="0.3591in" svg:x2="0.7894in" svg:y2="0.2453in"><text:p/></draw:line><draw:line text:anchor-type="paragraph" draw:z-index="15" draw:name="Line 2" draw:style-name="gr1" draw:text-style-name="P7" svg:x1="0.1075in" svg:y1="1.2866in" svg:x2="-0.0252in" svg:y2="1.7228in"><text:p/></draw:line><draw:line text:anchor-type="paragraph" draw:z-index="17" draw:name="Line 3" draw:style-name="gr1" draw:text-style-name="P7" svg:x1="0.5244in" svg:y1="1.2866in" svg:x2="0.6189in" svg:y2="1.7031in"><text:p/></draw:line><draw:custom-shape text:anchor-type="paragraph" draw:z-index="0" draw:name="Shape 4" draw:style-name="gr8" draw:text-style-name="P7" svg:width="0.3598in" svg:height="0.3598in" svg:x="5.9035in" svg:y="2.0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 5" draw:style-name="gr4" svg:width="0.6634in" svg:height="1.0039in" svg:x="5.7728in" svg:y="2.4425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3" draw:name="Line 4" draw:style-name="gr1" draw:text-style-name="P7" svg:x1="5.9055in" svg:y1="3.4457in" svg:x2="5.7728in" svg:y2="3.8819in"><text:p/></draw:line><draw:line text:anchor-type="paragraph" draw:z-index="1" draw:name="Line 5" draw:style-name="gr1" draw:text-style-name="P7" svg:x1="6.2252in" svg:y1="3.4457in" svg:x2="6.3197in" svg:y2="3.8622in"><text:p/></draw:line><draw:line text:anchor-type="paragraph" draw:z-index="2" draw:name="Line 6" draw:style-name="gr1" draw:text-style-name="P7" svg:x1="5.6756in" svg:y1="2.5181in" svg:x2="6.5657in" svg:y2="2.4043in"><text:p/></draw:line><draw:custom-shape text:anchor-type="paragraph" draw:z-index="3" draw:name="Shape 6" draw:style-name="gr7" draw:text-style-name="P9" svg:width="1.3059in" svg:height="0.7642in" svg:x="1.8047in" svg:y="0.2429in"><text:p text:style-name="P5"><text:span text:style-name="T3">Register Accoun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8" draw:style-name="gr7" draw:text-style-name="P9" svg:width="1.3059in" svg:height="0.7642in" svg:x="1.8882in" svg:y="2.411in"><text:p text:style-name="P5"><text:span text:style-name="T3">Select geoloc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9" draw:style-name="gr7" draw:text-style-name="P9" svg:width="1.3059in" svg:height="0.7642in" svg:x="1.9299in" svg:y="4.5382in"><text:p text:style-name="P5"><text:span text:style-name="T3">Book a facilit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10" draw:style-name="gr7" draw:text-style-name="P9" svg:width="1.3059in" svg:height="0.7642in" svg:x="1.8047in" svg:y="1.3201in"><text:p text:style-name="P5"><text:span text:style-name="T3">Log In to the syste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11" draw:style-name="gr7" draw:text-style-name="P9" svg:width="1.3059in" svg:height="0.7642in" svg:x="1.9717in" svg:y="3.5118in"><text:p text:style-name="P5"><text:span text:style-name="T3">View Facilit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2" draw:style-name="gr7" draw:text-style-name="P9" svg:width="1.3059in" svg:height="0.7642in" svg:x="3.6102in" svg:y="4.0398in"><text:p text:style-name="P6"><text:span text:style-name="T4">Chat with facilitato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13" draw:style-name="gr6" draw:text-style-name="P9" svg:width="1.3752in" svg:height="0.9169in" svg:x="3.5134in" svg:y="2.2618in"><text:p text:style-name="P6"><text:span text:style-name="T4">Maintains facility statu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4" draw:style-name="gr5" draw:text-style-name="P9" svg:width="1.5835in" svg:height="1.028in" svg:x="3.3602in" svg:y="0.4839in"><text:p text:style-name="P5"><text:span text:style-name="T3">Maintain User Record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name="Text Frame 1" draw:style-name="gr3" draw:text-style-name="P8" svg:width="1.2642in" svg:height="0.3614in" svg:x="-0.0283in" svg:y="1.9283in"><draw:text-box><text:p>User</text:p></draw:text-box></draw:frame><draw:frame text:anchor-type="paragraph" draw:z-index="21" draw:name="Text Frame 2" draw:style-name="gr3" draw:text-style-name="P8" svg:width="1.2642in" svg:height="0.3614in" svg:x="5.4717in" svg:y="4.0953in"><draw:text-box><text:p>System Admin</text:p></draw:text-box></draw:frame><draw:line text:anchor-type="paragraph" draw:z-index="22" draw:name="Line 7" draw:style-name="gr1" draw:text-style-name="P7" svg:x1="0.7492in" svg:y1="0.998in" svg:x2="1.8047in" svg:y2="0.6646in"><text:p/></draw:line><draw:line text:anchor-type="paragraph" draw:z-index="23" draw:name="Line 8" draw:style-name="gr1" draw:text-style-name="P7" svg:x1="0.6783in" svg:y1="1.1228in" svg:x2="1.8047in" svg:y2="1.6091in"><text:p/></draw:line><draw:line text:anchor-type="paragraph" draw:z-index="24" draw:name="Line 9" draw:style-name="gr1" draw:text-style-name="P7" svg:x1="0.6783in" svg:y1="1.3728in" svg:x2="1.8882in" svg:y2="2.6921in"><text:p/></draw:line><draw:line text:anchor-type="paragraph" draw:z-index="25" draw:name="Line 10" draw:style-name="gr1" draw:text-style-name="P7" svg:x1="0.6189in" svg:y1="1.3728in" svg:x2="1.9717in" svg:y2="3.8449in"><text:p/></draw:line><draw:line text:anchor-type="paragraph" draw:z-index="26" draw:name="Line 11" draw:style-name="gr1" draw:text-style-name="P7" svg:x1="0.6189in" svg:y1="1.3728in" svg:x2="1.9299in" svg:y2="4.8311in"><text:p/></draw:line><draw:line text:anchor-type="paragraph" draw:z-index="27" draw:name="Line 12" draw:style-name="gr1" draw:text-style-name="P7" svg:x1="4.9437in" svg:y1="1.0811in" svg:x2="5.9055in" svg:y2="3.1122in"><text:p/></draw:line><draw:line text:anchor-type="paragraph" draw:z-index="28" draw:name="Line 13" draw:style-name="gr1" draw:text-style-name="P7" svg:x1="4.8882in" svg:y1="2.7898in" svg:x2="5.9055in" svg:y2="3.1126in"><text:p/></draw:line><draw:line text:anchor-type="paragraph" draw:z-index="29" draw:name="Line 14" draw:style-name="gr1" draw:text-style-name="P7" svg:x1="4.9161in" svg:y1="4.2476in" svg:x2="5.9059in" svg:y2="3.1783in"><text:p/></draw:line><draw:line text:anchor-type="paragraph" draw:z-index="30" draw:name="Line 15" draw:style-name="gr2" draw:text-style-name="P7" svg:x1="3.2354in" svg:y1="4.8717in" svg:x2="3.6106in" svg:y2="4.5382in"><text:p/></draw:line><draw:line text:anchor-type="paragraph" draw:z-index="31" draw:name="Line 16" draw:style-name="gr2" draw:text-style-name="P7" svg:x1="3.2354in" svg:y1="4.0398in" svg:x2="3.6106in" svg:y2="4.3315in"><text:p/></draw:line><draw:line text:anchor-type="paragraph" draw:z-index="32" draw:name="Line 17" draw:style-name="gr2" draw:text-style-name="P7" svg:x1="3.0854in" svg:y1="3.6236in" svg:x2="3.6106in" svg:y2="2.9283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resent" draw:style="square" draw:cx="70%" draw:cy="60%" draw:start-color="#813709" draw:end-color="#ff4000" draw:start-intensity="100%" draw:end-intensity="100%" draw:angle="45deg" draw:border="72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5:18:57.813962877</meta:creation-date>
    <dc:date>2022-12-15T17:20:53.299899180</dc:date>
    <meta:editing-duration>PT1H3M59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31" meta:character-count="192" meta:non-whitespace-character-count="171"/>
  </office:meta>
</office:document-meta>
</file>